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C0000020CEBA782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ufkleber" style:family="table">
      <style:table-properties style:width="12.497cm" fo:margin-left="2.251cm" fo:margin-right="2.251cm" table:align="margins"/>
    </style:style>
    <style:style style:name="Aufkleber.A" style:family="table-column">
      <style:table-column-properties style:column-width="6.242cm" style:rel-column-width="32735*"/>
    </style:style>
    <style:style style:name="Aufkleber.B" style:family="table-column">
      <style:table-column-properties style:column-width="6.255cm" style:rel-column-width="32800*"/>
    </style:style>
    <style:style style:name="Aufkleber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Aufkleber.B1" style:family="table-cell">
      <style:table-cell-properties fo:padding="0.097cm" fo:border="0.002cm solid #000000"/>
    </style:style>
    <style:style style:name="Aufkleber.A2" style:family="table-cell">
      <style:table-cell-properties fo:padding="0.097cm" fo:border-left="0.002cm solid #000000" fo:border-right="none" fo:border-top="none" fo:border-bottom="0.002cm solid #000000"/>
    </style:style>
    <style:style style:name="Aufkleber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ufkleber" table:style-name="Aufkleber">
        <table:table-column table:style-name="Aufkleber.A"/>
        <table:table-column table:style-name="Aufkleber.B"/>
        <table:table-row>
          <table:table-cell table:style-name="Aufkleber.A1" office:value-type="string">
            <text:p text:style-name="Table_20_Contents"><draw:frame draw:style-name="fr1" draw:name="Grafik1" text:anchor-type="paragraph" svg:width="5.994cm" svg:height="5.994cm" draw:z-index="0"><draw:image xlink:href="Pictures/100002010000020C0000020CEBA78218.png" xlink:type="simple" xlink:show="embed" xlink:actuate="onLoad"/></draw:frame></text:p>
          </table:table-cell>
          <table:table-cell table:style-name="Aufkleber.B1" office:value-type="string">
            <text:p text:style-name="Table_20_Contents"/>
          </table:table-cell>
        </table:table-row>
        <table:table-row>
          <table:table-cell table:style-name="Aufkleber.A2" office:value-type="string">
            <text:p text:style-name="Table_20_Contents"/>
          </table:table-cell>
          <table:table-cell table:style-name="Aufkleber.B2" office:value-type="string">
            <text:p text:style-name="Table_20_Contents"/>
          </table:table-cell>
        </table:table-row>
        <table:table-row>
          <table:table-cell table:style-name="Aufkleber.A2" office:value-type="string">
            <text:p text:style-name="Table_20_Contents"/>
          </table:table-cell>
          <table:table-cell table:style-name="Aufkleber.B2" office:value-type="string">
            <text:p text:style-name="Table_20_Contents"/>
          </table:table-cell>
        </table:table-row>
        <table:table-row>
          <table:table-cell table:style-name="Aufkleber.A2" office:value-type="string">
            <text:p text:style-name="Table_20_Contents"/>
          </table:table-cell>
          <table:table-cell table:style-name="Aufkleber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56S</meta:editing-duration>
    <meta:editing-cycles>11</meta:editing-cycles>
    <meta:generator>OpenOffice/4.1.12$Win32 OpenOffice.org_project/4112m1$Build-9809</meta:generator>
    <dc:date>2022-07-14T16:57:36.70</dc:date>
    <meta:print-date>2022-07-14T16:55:49.70</meta:print-date>
    <meta:document-statistic meta:table-count="1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